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61in"/>
    </style:style>
    <style:style style:name="ro3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name-asian="SimSun" style:font-size-asian="10pt" style:font-name-complex="Lucida Sans" style:font-size-complex="10pt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1023" table:default-cell-style-name="ce2"/>
        <table:table-row table:style-name="ro3">
          <table:table-cell table:style-name="ce1" office:value-type="string">
            <text:p># FIMS to Cspace field name mapping</text:p>
          </table:table-cell>
          <table:table-cell table:number-columns-repeated="1023"/>
        </table:table-row>
        <table:table-row table:style-name="ro3">
          <table:table-cell office:value-type="string">
            <text:p># being a specification of how to match FIMS fields to UCJEPS Cspace fields</text:p>
          </table:table-cell>
          <table:table-cell table:number-columns-repeated="1023"/>
        </table:table-row>
        <table:table-row table:style-name="ro3">
          <table:table-cell office:value-type="string">
            <text:p># first column is FIMS field name, second is Cspace collectionobject tag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# 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# v0.9 jbl 2/20/15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# FIMS field name</text:p>
          </table:table-cell>
          <table:table-cell office:value-type="string">
            <text:p>Cspace collectionobject tag</text:p>
          </table:table-cell>
          <table:table-cell office:value-type="string">
            <text:p>context tag</text:p>
          </table:table-cell>
          <table:table-cell office:value-type="string">
            <text:p>data typ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# identifying details</text:p>
          </table:table-cell>
          <table:table-cell office:value-type="string">
            <text:p>##################################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barcodenumber</text:p>
          </table:table-cell>
          <table:table-cell office:value-type="string">
            <text:p>objectNumber</text:p>
          </table:table-cell>
          <table:table-cell/>
          <table:table-cell office:value-type="string">
            <text:p>literal</text:p>
          </table:table-cell>
          <table:table-cell table:number-columns-repeated="1020"/>
        </table:table-row>
        <table:table-row table:style-name="ro3">
          <table:table-cell table:style-name="ce1"/>
          <table:table-cell office:value-type="string">
            <text:p>numberValue</text:p>
          </table:table-cell>
          <table:table-cell office:value-type="string">
            <text:p>otherNumber</text:p>
          </table:table-cell>
          <table:table-cell office:value-type="string">
            <text:p>literal</text:p>
          </table:table-cell>
          <table:table-cell table:number-columns-repeated="1020"/>
        </table:table-row>
        <table:table-row table:style-name="ro3">
          <table:table-cell table:style-name="ce1"/>
          <table:table-cell office:value-type="string">
            <text:p>numberType</text:p>
          </table:table-cell>
          <table:table-cell office:value-type="string">
            <text:p>otherNumber</text:p>
          </table:table-cell>
          <table:table-cell office:value-type="string">
            <text:p>literal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scientificname</text:p>
          </table:table-cell>
          <table:table-cell office:value-type="string">
            <text:p>taxon</text:p>
          </table:table-cell>
          <table:table-cell table:style-name="Default"/>
          <table:table-cell office:value-type="string">
            <text:p>refnam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ain_collector</text:p>
          </table:table-cell>
          <table:table-cell office:value-type="string">
            <text:p>fieldCollector</text:p>
          </table:table-cell>
          <table:table-cell table:style-name="Default"/>
          <table:table-cell office:value-type="string">
            <text:p>refnam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ll_collectors</text:p>
          </table:table-cell>
          <table:table-cell office:value-type="string">
            <text:p>fieldCollector</text:p>
          </table:table-cell>
          <table:table-cell table:style-name="Default"/>
          <table:table-cell office:value-type="string">
            <text:p>refnam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coll_num</text:p>
          </table:table-cell>
          <table:table-cell table:number-columns-repeated="2"/>
          <table:table-cell office:value-type="string">
            <text:p>literal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# textual info</text:p>
          </table:table-cell>
          <table:table-cell office:value-type="string">
            <text:p>##################################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brief_desc</text:p>
          </table:table-cell>
          <table:table-cell office:value-type="string">
            <text:p>briefDescription</text:p>
          </table:table-cell>
          <table:table-cell/>
          <table:table-cell office:value-type="string">
            <text:p>literal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comments</text:p>
          </table:table-cell>
          <table:table-cell office:value-type="string">
            <text:p>comment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# place info</text:p>
          </table:table-cell>
          <table:table-cell office:value-type="string">
            <text:p>##################################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ity</text:p>
          </table:table-cell>
          <table:table-cell office:value-type="string">
            <text:p>fieldLocVerbatim</text:p>
          </table:table-cell>
          <table:table-cell/>
          <table:table-cell office:value-type="string">
            <text:p>literal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habitat</text:p>
          </table:table-cell>
          <table:table-cell office:value-type="string">
            <text:p>fieldCollectionNote</text:p>
          </table:table-cell>
          <table:table-cell/>
          <table:table-cell office:value-type="string">
            <text:p>literal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elevation</text:p>
          </table:table-cell>
          <table:table-cell office:value-type="string">
            <text:p>vElevation</text:p>
          </table:table-cell>
          <table:table-cell/>
          <table:table-cell office:value-type="string">
            <text:p>integer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elevation_units</text:p>
          </table:table-cell>
          <table:table-cell office:value-type="string">
            <text:p>elevationUnit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latitude</text:p>
          </table:table-cell>
          <table:table-cell office:value-type="string">
            <text:p>decimalLatitude</text:p>
          </table:table-cell>
          <table:table-cell/>
          <table:table-cell office:value-type="string">
            <text:p>float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longitude</text:p>
          </table:table-cell>
          <table:table-cell office:value-type="string">
            <text:p>decimalLongitude</text:p>
          </table:table-cell>
          <table:table-cell/>
          <table:table-cell office:value-type="string">
            <text:p>float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coordinate_source</text:p>
          </table:table-cell>
          <table:table-cell office:value-type="string">
            <text:p>localitySource</text:p>
          </table:table-cell>
          <table:table-cell/>
          <table:table-cell office:value-type="string">
            <text:p>literal</text:p>
          </table:table-cell>
          <table:table-cell table:number-columns-repeated="1020"/>
        </table:table-row>
        <table:table-row table:style-name="ro3">
          <table:table-cell office:value-type="string">
            <text:p># label info</text:p>
          </table:table-cell>
          <table:table-cell office:value-type="string">
            <text:p>##################################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abel_header</text:p>
          </table:table-cell>
          <table:table-cell table:number-columns-repeated="2"/>
          <table:table-cell office:value-type="string">
            <text:p>refnam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label_footer</text:p>
          </table:table-cell>
          <table:table-cell table:number-columns-repeated="2"/>
          <table:table-cell office:value-type="string">
            <text:p>refname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# dates</text:p>
          </table:table-cell>
          <table:table-cell office:value-type="string">
            <text:p>##################################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coll_date</text:p>
          </table:table-cell>
          <table:table-cell office:value-type="string">
            <text:p>dateDisplayDate</text:p>
          </table:table-cell>
          <table:table-cell office:value-type="string">
            <text:p>fieldCollectionDateGroup</text:p>
          </table:table-cell>
          <table:table-cell table:style-name="ce3" office:value-type="string">
            <text:p>literal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coll_day</text:p>
          </table:table-cell>
          <table:table-cell office:value-type="string">
            <text:p>dateLatestDay</text:p>
          </table:table-cell>
          <table:table-cell office:value-type="string">
            <text:p>fieldCollectionDateGroup</text:p>
          </table:table-cell>
          <table:table-cell office:value-type="string">
            <text:p>day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coll_month</text:p>
          </table:table-cell>
          <table:table-cell office:value-type="string">
            <text:p>dateLatestMonth</text:p>
          </table:table-cell>
          <table:table-cell office:value-type="string">
            <text:p>fieldCollectionDateGroup</text:p>
          </table:table-cell>
          <table:table-cell office:value-type="string">
            <text:p>month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coll_year</text:p>
          </table:table-cell>
          <table:table-cell office:value-type="string">
            <text:p>dateLatestYear</text:p>
          </table:table-cell>
          <table:table-cell office:value-type="string">
            <text:p>fieldCollectionDateGroup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2">
          <table:table-cell table:style-name="ce1"/>
          <table:table-cell office:value-type="string">
            <text:p>dateDisplayDate</text:p>
          </table:table-cell>
          <table:table-cell office:value-type="string">
            <text:p>identDateGroup</text:p>
          </table:table-cell>
          <table:table-cell office:value-type="string">
            <text:p>literal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# location info</text:p>
          </table:table-cell>
          <table:table-cell office:value-type="string">
            <text:p>##################################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stateprovince</text:p>
          </table:table-cell>
          <table:table-cell office:value-type="string">
            <text:p>fieldLocState</text:p>
          </table:table-cell>
          <table:table-cell/>
          <table:table-cell office:value-type="string">
            <text:p>literal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untry</text:p>
          </table:table-cell>
          <table:table-cell office:value-type="string">
            <text:p>fieldLocCountry</text:p>
          </table:table-cell>
          <table:table-cell/>
          <table:table-cell office:value-type="string">
            <text:p>literal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unty</text:p>
          </table:table-cell>
          <table:table-cell office:value-type="string">
            <text:p>fieldLocCounty</text:p>
          </table:table-cell>
          <table:table-cell/>
          <table:table-cell office:value-type="string">
            <text:p>literal</text:p>
          </table:table-cell>
          <table:table-cell table:number-columns-repeated="1020"/>
        </table:table-row>
        <table:table-row table:style-name="ro3">
          <table:table-cell table:style-name="ce1" office:value-type="string">
            <text:p># determination info</text:p>
          </table:table-cell>
          <table:table-cell office:value-type="string">
            <text:p>##################################</text:p>
          </table:table-cell>
          <table:table-cell table:number-columns-repeated="1022"/>
        </table:table-row>
        <table:table-row table:style-name="ro4">
          <table:table-cell table:style-name="ce1" office:value-type="string">
            <text:p>determinedby</text:p>
          </table:table-cell>
          <table:table-cell office:value-type="string">
            <text:p>identBy</text:p>
          </table:table-cell>
          <table:table-cell/>
          <table:table-cell office:value-type="string">
            <text:p>refname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det_day</text:p>
          </table:table-cell>
          <table:table-cell office:value-type="string">
            <text:p>dateLatestDay</text:p>
          </table:table-cell>
          <table:table-cell office:value-type="string">
            <text:p>identDateGroup</text:p>
          </table:table-cell>
          <table:table-cell office:value-type="string">
            <text:p>day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det_month</text:p>
          </table:table-cell>
          <table:table-cell office:value-type="string">
            <text:p>dateLatestMonth</text:p>
          </table:table-cell>
          <table:table-cell office:value-type="string">
            <text:p>identDateGroup</text:p>
          </table:table-cell>
          <table:table-cell office:value-type="string">
            <text:p>month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det_year</text:p>
          </table:table-cell>
          <table:table-cell office:value-type="string">
            <text:p>dateLatestYear</text:p>
          </table:table-cell>
          <table:table-cell office:value-type="string">
            <text:p>identDateGroup</text:p>
          </table:table-cell>
          <table:table-cell office:value-type="string">
            <text:p>year</text:p>
          </table:table-cell>
          <table:table-cell table:number-columns-repeated="1020"/>
        </table:table-row>
        <table:table-row table:style-name="ro2">
          <table:table-cell table:style-name="ce1"/>
          <table:table-cell office:value-type="string">
            <text:p>dateDisplayDate</text:p>
          </table:table-cell>
          <table:table-cell office:value-type="string">
            <text:p>identDateGroup</text:p>
          </table:table-cell>
          <table:table-cell office:value-type="string">
            <text:p>literal</text:p>
          </table:table-cell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9:Sheet1.AM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2/22/2015</text:date>, <text:time>05:4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Lowe</meta:initial-creator>
    <meta:creation-date>2015-02-20T03:23:05</meta:creation-date>
    <dc:date>2015-02-22T05:40:47</dc:date>
    <dc:creator>John Lowe</dc:creator>
    <meta:editing-duration>PT1H42M52S</meta:editing-duration>
    <meta:editing-cycles>3</meta:editing-cycles>
    <meta:generator>OpenOffice/4.1.1$Unix OpenOffice.org_project/411m6$Build-9775</meta:generator>
    <meta:document-statistic meta:table-count="3" meta:cell-count="118" meta:object-count="0"/>
  </office:meta>
</office:document-meta>
</file>